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fdcf" officeooo:paragraph-rsid="0001fdcf"/>
    </style:style>
    <style:style style:name="P2" style:family="paragraph" style:parent-style-name="Standard">
      <style:text-properties officeooo:rsid="00020530" officeooo:paragraph-rsid="00020530"/>
    </style:style>
    <style:style style:name="P3" style:family="paragraph" style:parent-style-name="Standard">
      <style:text-properties officeooo:rsid="00033752" officeooo:paragraph-rsid="00033752"/>
    </style:style>
    <style:style style:name="P4" style:family="paragraph" style:parent-style-name="Standard">
      <style:text-properties officeooo:rsid="0003571b" officeooo:paragraph-rsid="0003571b"/>
    </style:style>
    <style:style style:name="T1" style:family="text">
      <style:text-properties officeooo:rsid="00033752"/>
    </style:style>
    <style:style style:name="T2" style:family="text">
      <style:text-properties officeooo:rsid="00035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script se supone que analiza los resultados de run_ms, veamos que proporciona.</text:p>
      <text:p text:style-name="P1"/>
      <text:p text:style-name="P2">La primera parte del script se centra en la parte histórica, es decir, en los resultados obtenidos de OM.R. Funciona para los dos escenarios principales de OM que son one-way y random. En nuestro caso voy a ir explorando usando one-way porque ha sido para el caso que he corrido los códigos anteriores. <text:span text:style-name="T1">Me centro también en el ang3.rds que es que he escogido en anteriores scripts.</text:span></text:p>
      <text:p text:style-name="P2"/>
      <text:p text:style-name="P3">Para evitar errores debido a como está programado pongo el objecto del random case igual al one way.</text:p>
      <text:p text:style-name="P3"/>
      <text:p text:style-name="P3">1. Lo primero que tenemos son las trayectorias F/Fmsy y SSB/SSBmsy para cada replica y también la mediana.</text:p>
      <text:p text:style-name="P3"/>
      <text:p text:style-name="P3">2. <text:span text:style-name="T2">Viene una parte de código que analiza los resultados de fitness-function escenario que no se de donde sale porque en el run_ms no he visto nada sobre ese escenario. Luego viene un código para el caso de MSY scenario pero tampoco entiendo que sucede con este en el run_ms.</text:span></text:p>
      <text:p text:style-name="P3"/>
      <text:p text:style-name="P4">3. 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5T09:55:44.864000000</meta:creation-date>
    <meta:generator>LibreOffice/7.4.1.2$Windows_X86_64 LibreOffice_project/3c58a8f3a960df8bc8fd77b461821e42c061c5f0</meta:generator>
    <dc:date>2023-01-25T15:08:32.318000000</dc:date>
    <meta:editing-duration>PT5H12M52S</meta:editing-duration>
    <meta:editing-cycles>4</meta:editing-cycles>
    <meta:document-statistic meta:table-count="0" meta:image-count="0" meta:object-count="0" meta:page-count="1" meta:paragraph-count="6" meta:word-count="167" meta:character-count="947" meta:non-whitespace-character-count="785"/>
  </office:meta>
</office:document-meta>
</file>